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acc39"/>
    </style:style>
    <style:style style:name="P2" style:family="paragraph" style:parent-style-name="Heading_20_2">
      <style:text-properties officeooo:rsid="001acc39"/>
    </style:style>
    <style:style style:name="P3" style:family="paragraph" style:parent-style-name="Text_20_body">
      <style:text-properties officeooo:rsid="001acc39"/>
    </style:style>
    <style:style style:name="P4" style:family="paragraph" style:parent-style-name="Horizontal_20_Line">
      <style:text-properties officeooo:rsid="001acc39"/>
    </style:style>
    <style:style style:name="P5" style:family="paragraph" style:parent-style-name="Quotations">
      <style:text-properties officeooo:rsid="001acc39"/>
    </style:style>
    <style:style style:name="P6" style:family="paragraph" style:parent-style-name="Heading_20_3">
      <style:text-properties officeooo:rsid="001acc39"/>
    </style:style>
    <style:style style:name="P7" style:family="paragraph" style:parent-style-name="Text_20_body" style:list-style-name="L1">
      <style:text-properties officeooo:rsid="001acc39"/>
    </style:style>
    <style:style style:name="P8" style:family="paragraph" style:parent-style-name="Text_20_body" style:list-style-name="L2">
      <style:text-properties officeooo:rsid="001acc39"/>
    </style:style>
    <style:style style:name="P9" style:family="paragraph" style:parent-style-name="Text_20_body" style:list-style-name="L3">
      <style:text-properties officeooo:rsid="001acc39"/>
    </style:style>
    <style:style style:name="P10" style:family="paragraph" style:parent-style-name="Text_20_body" style:list-style-name="L4">
      <style:text-properties officeooo:rsid="001acc39"/>
    </style:style>
    <style:style style:name="P11" style:family="paragraph" style:parent-style-name="Text_20_body" style:list-style-name="L5">
      <style:text-properties officeooo:rsid="001acc39"/>
    </style:style>
    <style:style style:name="P12" style:family="paragraph" style:parent-style-name="Text_20_body" style:list-style-name="L6">
      <style:text-properties officeooo:rsid="001acc39"/>
    </style:style>
    <style:style style:name="P13" style:family="paragraph" style:parent-style-name="Preformatted_20_Text">
      <style:text-properties officeooo:rsid="001acc39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rsid="001acc39"/>
    </style:style>
    <style:style style:name="P15" style:family="paragraph" style:parent-style-name="Text_20_body" style:list-style-name="L7">
      <style:text-properties officeooo:rsid="001acc39"/>
    </style:style>
    <style:style style:name="P16" style:family="paragraph" style:parent-style-name="Text_20_body" style:list-style-name="L8">
      <style:text-properties officeooo:rsid="001acc39"/>
    </style:style>
    <style:style style:name="P17" style:family="paragraph" style:parent-style-name="Heading_20_4">
      <style:text-properties officeooo:rsid="001acc39"/>
    </style:style>
    <style:style style:name="P18" style:family="paragraph" style:parent-style-name="Text_20_body" style:list-style-name="L9">
      <style:text-properties officeooo:rsid="001acc39"/>
    </style:style>
    <style:style style:name="P19" style:family="paragraph" style:parent-style-name="Text_20_body" style:list-style-name="L10">
      <style:text-properties officeooo:rsid="001acc39"/>
    </style:style>
    <style:style style:name="P20" style:family="paragraph" style:parent-style-name="Heading_20_5">
      <style:text-properties officeooo:rsid="001acc39"/>
    </style:style>
    <style:style style:name="P21" style:family="paragraph" style:parent-style-name="Text_20_body" style:list-style-name="L11">
      <style:text-properties officeooo:rsid="001acc39"/>
    </style:style>
    <style:style style:name="P22" style:family="paragraph" style:parent-style-name="Text_20_body" style:list-style-name="L12">
      <style:text-properties officeooo:rsid="001acc39"/>
    </style:style>
    <style:style style:name="P23" style:family="paragraph" style:parent-style-name="Text_20_body" style:list-style-name="L13">
      <style:text-properties officeooo:rsid="001acc39"/>
    </style:style>
    <style:style style:name="P24" style:family="paragraph" style:parent-style-name="Text_20_body" style:list-style-name="L14">
      <style:text-properties officeooo:rsid="001acc39"/>
    </style:style>
    <style:style style:name="P25" style:family="paragraph" style:parent-style-name="Text_20_body" style:list-style-name="L15">
      <style:text-properties officeooo:rsid="001acc39"/>
    </style:style>
    <style:style style:name="P26" style:family="paragraph" style:parent-style-name="Text_20_body" style:list-style-name="L16">
      <style:text-properties officeooo:rsid="001acc39"/>
    </style:style>
    <style:style style:name="P27" style:family="paragraph" style:parent-style-name="Text_20_body" style:list-style-name="L17">
      <style:text-properties officeooo:rsid="001acc39"/>
    </style:style>
    <style:style style:name="P28" style:family="paragraph" style:parent-style-name="Text_20_body" style:list-style-name="L18">
      <style:text-properties officeooo:rsid="001acc39"/>
    </style:style>
    <style:style style:name="P29" style:family="paragraph" style:parent-style-name="Text_20_body" style:list-style-name="L19">
      <style:text-properties officeooo:rsid="001acc39"/>
    </style:style>
    <style:style style:name="P30" style:family="paragraph" style:parent-style-name="Text_20_body" style:list-style-name="L20">
      <style:text-properties officeooo:rsid="001acc39"/>
    </style:style>
    <style:style style:name="P31" style:family="paragraph" style:parent-style-name="Text_20_body" style:list-style-name="L21">
      <style:text-properties officeooo:rsid="001acc39"/>
    </style:style>
    <style:style style:name="P32" style:family="paragraph" style:parent-style-name="Text_20_body" style:list-style-name="L22">
      <style:text-properties officeooo:rsid="001acc39"/>
    </style:style>
    <style:style style:name="P33" style:family="paragraph" style:parent-style-name="Text_20_body" style:list-style-name="L23">
      <style:text-properties officeooo:rsid="001acc39"/>
    </style:style>
    <style:style style:name="P34" style:family="paragraph" style:parent-style-name="Text_20_body" style:list-style-name="L24">
      <style:text-properties officeooo:rsid="001acc39"/>
    </style:style>
    <style:style style:name="P35" style:family="paragraph" style:parent-style-name="Text_20_body" style:list-style-name="L25">
      <style:text-properties officeooo:rsid="001acc39"/>
    </style:style>
    <style:style style:name="P36" style:family="paragraph" style:parent-style-name="Text_20_body" style:list-style-name="L26">
      <style:text-properties officeooo:rsid="001acc39"/>
    </style:style>
    <style:style style:name="P37" style:family="paragraph" style:parent-style-name="Text_20_body" style:list-style-name="L27">
      <style:text-properties officeooo:rsid="001acc3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ynthara SSOT v2</text:h>
      <text:h text:style-name="P2" text:outline-level="2">Road to Final Phase</text:h>
      <text:p text:style-name="P3"><text:span text:style-name="Strong_20_Emphasis">Status:</text:span> Draft → Active after approval<text:line-break/><text:span text:style-name="Strong_20_Emphasis">Scope:</text:span> Post-MVP (Presentation &amp; Product Depth)<text:line-break/><text:span text:style-name="Strong_20_Emphasis">Does NOT include:</text:span> Full auth, payments, on-chain mint, production backend</text:p>
      <text:p text:style-name="P4"/>
      <text:h text:style-name="P2" text:outline-level="2">1. Purpose &amp; Philosophy</text:h>
      <text:p text:style-name="P3">SSOT v2 defines the <text:span text:style-name="Strong_20_Emphasis">Road to Final Phase</text:span> — етап після MVP, де Synthara переходить від:</text:p>
      <text:p text:style-name="P5">“working MVP with core mechanics”<text:line-break/>до<text:line-break/><text:span text:style-name="Strong_20_Emphasis">“presentable, aspirational AI platform with clear asset logic”</text:span></text:p>
      <text:h text:style-name="P6" text:outline-level="3">Ключова мета v2</text:h>
      <text:list text:style-name="L1">
        <text:list-item>
          <text:p text:style-name="P7">Показати <text:span text:style-name="Strong_20_Emphasis">цінність AI-моделі як digital asset</text:span></text:p>
        </text:list-item>
        <text:list-item>
          <text:p text:style-name="P7">Зробити продукт <text:span text:style-name="Strong_20_Emphasis">візуально сильним і зрозумілим без пояснень</text:span></text:p>
        </text:list-item>
        <text:list-item>
          <text:p text:style-name="P7">Підготувати UX до майбутнього Web3 / auth / ownership <text:span text:style-name="Strong_20_Emphasis">без їх реалізації зараз</text:span></text:p>
        </text:list-item>
      </text:list>
      <text:p text:style-name="P3">SSOT v2 <text:span text:style-name="Strong_20_Emphasis">НЕ замінює SSOT v1.0</text:span>, а розширює його.</text:p>
      <text:p text:style-name="P4"/>
      <text:h text:style-name="P2" text:outline-level="2">2. What Stays from SSOT v1.0 (Non-negotiable)</text:h>
      <text:p text:style-name="P3">SSOT v1.0 залишається <text:span text:style-name="Strong_20_Emphasis">канонічним ядром</text:span>:</text:p>
      <text:list text:style-name="L2">
        <text:list-item>
          <text:p text:style-name="P8">Gold Economy (off-chain)</text:p>
        </text:list-item>
        <text:list-item>
          <text:p text:style-name="P8">Reward Engine (single point of calculation)</text:p>
        </text:list-item>
        <text:list-item>
          <text:p text:style-name="P8">RewardTickets (explicit claim, no auto-mint)</text:p>
        </text:list-item>
        <text:list-item>
          <text:p text:style-name="P8">Entitlements (read-only gating)</text:p>
        </text:list-item>
        <text:list-item>
          <text:p text:style-name="P8">Inventory (perks / NFTs)</text:p>
        </text:list-item>
        <text:list-item>
          <text:p text:style-name="P8">Game preview loop</text:p>
        </text:list-item>
        <text:list-item>
          <text:p text:style-name="P8">Event logging</text:p>
        </text:list-item>
        <text:list-item>
          <text:p text:style-name="P8">No Marketplace tab</text:p>
        </text:list-item>
        <text:list-item>
          <text:p text:style-name="P8">No silent minting</text:p>
        </text:list-item>
        <text:list-item>
          <text:p text:style-name="P8">No implicit ownership</text:p>
        </text:list-item>
      </text:list>
      <text:p text:style-name="P3">SSOT v2 <text:span text:style-name="Strong_20_Emphasis">НЕ має права</text:span>:</text:p>
      <text:list text:style-name="L3">
        <text:list-item>
          <text:p text:style-name="P9"><text:soft-page-break/>ламати ці правила;</text:p>
        </text:list-item>
        <text:list-item>
          <text:p text:style-name="P9">дублювати логіку v1 в UI;</text:p>
        </text:list-item>
        <text:list-item>
          <text:p text:style-name="P9">вводити нові валюти / ролі / ownership-типи.</text:p>
        </text:list-item>
      </text:list>
      <text:p text:style-name="P4"/>
      <text:h text:style-name="P2" text:outline-level="2">3. Scope of SSOT v2</text:h>
      <text:h text:style-name="P6" text:outline-level="3">Included</text:h>
      <text:list text:style-name="L4">
        <text:list-item>
          <text:p text:style-name="P10">Demo identity (stub auth)</text:p>
        </text:list-item>
        <text:list-item>
          <text:p text:style-name="P10">Model Passport screen</text:p>
        </text:list-item>
        <text:list-item>
          <text:p text:style-name="P10">NFT ownership layers (visual + logical)</text:p>
        </text:list-item>
        <text:list-item>
          <text:p text:style-name="P10">Profile UX redesign</text:p>
        </text:list-item>
        <text:list-item>
          <text:p text:style-name="P10">Home UX redesign</text:p>
        </text:list-item>
        <text:list-item>
          <text:p text:style-name="P10">Visual identity rules</text:p>
        </text:list-item>
        <text:list-item>
          <text:p text:style-name="P10">Presentation-grade UI blocks</text:p>
        </text:list-item>
      </text:list>
      <text:h text:style-name="P6" text:outline-level="3">Explicitly Postponed (“Dessert”)</text:h>
      <text:list text:style-name="L5">
        <text:list-item>
          <text:p text:style-name="P11">Real authentication (OAuth / Wallet auth)</text:p>
        </text:list-item>
        <text:list-item>
          <text:p text:style-name="P11">API keys / secrets</text:p>
        </text:list-item>
        <text:list-item>
          <text:p text:style-name="P11">On-chain mint</text:p>
        </text:list-item>
        <text:list-item>
          <text:p text:style-name="P11">Payments</text:p>
        </text:list-item>
        <text:list-item>
          <text:p text:style-name="P11">Creator uploads</text:p>
        </text:list-item>
        <text:list-item>
          <text:p text:style-name="P11">Moderation</text:p>
        </text:list-item>
      </text:list>
      <text:p text:style-name="P4"/>
      <text:h text:style-name="P2" text:outline-level="2">4. Demo Identity Layer (Stub Auth)</text:h>
      <text:h text:style-name="P6" text:outline-level="3">Purpose</text:h>
      <text:p text:style-name="P3">Allow navigation and previews <text:span text:style-name="Strong_20_Emphasis">as if user is authenticated</text:span>, without backend complexity.</text:p>
      <text:h text:style-name="P6" text:outline-level="3">Rules</text:h>
      <text:list text:style-name="L6">
        <text:list-item>
          <text:p text:style-name="P12">Local-only</text:p>
        </text:list-item>
        <text:list-item>
          <text:p text:style-name="P12">Deterministic</text:p>
        </text:list-item>
        <text:list-item>
          <text:p text:style-name="P12">Replaceable later</text:p>
        </text:list-item>
      </text:list>
      <text:h text:style-name="P6" text:outline-level="3"><text:soft-page-break/>Demo User</text:h>
      <text:p text:style-name="P13"><text:span text:style-name="Source_20_Text">DemoUser {</text:span></text:p>
      <text:p text:style-name="P13"><text:span text:style-name="Source_20_Text"><text:s text:c="2"/>userId: "demo-user-001"</text:span></text:p>
      <text:p text:style-name="P13"><text:span text:style-name="Source_20_Text"><text:s text:c="2"/>role: "fan" | "creator"</text:span></text:p>
      <text:p text:style-name="P14"><text:span text:style-name="Source_20_Text">}</text:span></text:p>
      <text:h text:style-name="P6" text:outline-level="3">Behavior</text:h>
      <text:list text:style-name="L7">
        <text:list-item>
          <text:p text:style-name="P15">User can “switch role” locally</text:p>
        </text:list-item>
        <text:list-item>
          <text:p text:style-name="P15">Role affects:</text:p>
          <text:list>
            <text:list-item>
              <text:p text:style-name="P15">visible actions</text:p>
            </text:list-item>
            <text:list-item>
              <text:p text:style-name="P15">available entitlements</text:p>
            </text:list-item>
          </text:list>
        </text:list-item>
        <text:list-item>
          <text:p text:style-name="P15">No persistence across devices required</text:p>
        </text:list-item>
      </text:list>
      <text:h text:style-name="P6" text:outline-level="3">SSOT Rule</text:h>
      <text:p text:style-name="P5">Demo Identity <text:span text:style-name="Strong_20_Emphasis">must never be used as real auth logic</text:span><text:line-break/>It exists only to unlock UX flows.</text:p>
      <text:p text:style-name="P4"/>
      <text:h text:style-name="P2" text:outline-level="2">5. Model as a Product (Core Concept v2)</text:h>
      <text:h text:style-name="P6" text:outline-level="3">Canonical Rule</text:h>
      <text:p text:style-name="P5"><text:span text:style-name="Strong_20_Emphasis">Model = Product</text:span><text:line-break/><text:span text:style-name="Strong_20_Emphasis">Profile = Storefront</text:span><text:line-break/><text:span text:style-name="Strong_20_Emphasis">NFTs = Ownership Layers</text:span></text:p>
      <text:p text:style-name="P3">A model is not “content” — it is a <text:span text:style-name="Strong_20_Emphasis">sellable, ownable, unlockable digital asset</text:span>.</text:p>
      <text:p text:style-name="P3">Everything in UI must reinforce this.</text:p>
      <text:p text:style-name="P4"/>
      <text:h text:style-name="P2" text:outline-level="2">6. Model Passport (Canonical Screen)</text:h>
      <text:h text:style-name="P6" text:outline-level="3">Route</text:h>
      <text:p text:style-name="P14"><text:span text:style-name="Source_20_Text">/profile/model/[modelId]</text:span></text:p>
      <text:h text:style-name="P6" text:outline-level="3">Purpose</text:h>
      <text:p text:style-name="P3">The <text:span text:style-name="Strong_20_Emphasis">single source of truth</text:span> for:</text:p>
      <text:list text:style-name="L8">
        <text:list-item>
          <text:p text:style-name="P16">what this model is,</text:p>
        </text:list-item>
        <text:list-item>
          <text:p text:style-name="P16">why it’s valuable,</text:p>
        </text:list-item>
        <text:list-item>
          <text:p text:style-name="P16">how it can be owned.</text:p>
        </text:list-item>
      </text:list>
      <text:h text:style-name="P6" text:outline-level="3"><text:soft-page-break/>Structure (Scroll Story)</text:h>
      <text:h text:style-name="P17" text:outline-level="4">6.1 Hero Section</text:h>
      <text:list text:style-name="L9">
        <text:list-item>
          <text:p text:style-name="P18">Large model image (PNG)</text:p>
        </text:list-item>
        <text:list-item>
          <text:p text:style-name="P18">Name</text:p>
        </text:list-item>
        <text:list-item>
          <text:p text:style-name="P18">Tagline</text:p>
        </text:list-item>
        <text:list-item>
          <text:p text:style-name="P18">Model ID (explicit, visible)</text:p>
        </text:list-item>
      </text:list>
      <text:p text:style-name="P5">ID visibility is intentional — reinforces “asset identity”</text:p>
      <text:p text:style-name="P4"/>
      <text:h text:style-name="P17" text:outline-level="4">6.2 Passport Section</text:h>
      <text:p text:style-name="P3">Structured, card-based blocks:</text:p>
      <text:list text:style-name="L10">
        <text:list-item>
          <text:p text:style-name="P19">Origin</text:p>
        </text:list-item>
        <text:list-item>
          <text:p text:style-name="P19">Style / Archetype</text:p>
        </text:list-item>
        <text:list-item>
          <text:p text:style-name="P19">AI Stack</text:p>
          <text:list>
            <text:list-item>
              <text:p text:style-name="P19">Base model</text:p>
            </text:list-item>
            <text:list-item>
              <text:p text:style-name="P19">LoRA version</text:p>
            </text:list-item>
            <text:list-item>
              <text:p text:style-name="P19">Training notes (high-level)</text:p>
            </text:list-item>
          </text:list>
        </text:list-item>
      </text:list>
      <text:p text:style-name="P3">No long text. <text:span text:style-name="Strong_20_Emphasis">Readable in 3–5 seconds.</text:span></text:p>
      <text:p text:style-name="P4"/>
      <text:h text:style-name="P17" text:outline-level="4">6.3 Ownership Layers (Critical)</text:h>
      <text:p text:style-name="P3">Visual cards:</text:p>
      <text:h text:style-name="P20" text:outline-level="5">Diamond NFT</text:h>
      <text:list text:style-name="L11">
        <text:list-item>
          <text:p text:style-name="P21">1/1</text:p>
        </text:list-item>
        <text:list-item>
          <text:p text:style-name="P21">OWNER</text:p>
        </text:list-item>
        <text:list-item>
          <text:p text:style-name="P21">Unlocks:</text:p>
          <text:list>
            <text:list-item>
              <text:p text:style-name="P21">Full control</text:p>
            </text:list-item>
            <text:list-item>
              <text:p text:style-name="P21">Revenue share (future)</text:p>
            </text:list-item>
            <text:list-item>
              <text:p text:style-name="P21">Model governance (future)</text:p>
            </text:list-item>
          </text:list>
        </text:list-item>
      </text:list>
      <text:h text:style-name="P20" text:outline-level="5">Gold NFT Series</text:h>
      <text:list text:style-name="L12">
        <text:list-item>
          <text:p text:style-name="P22">Limited supply (e.g. 100)</text:p>
        </text:list-item>
        <text:list-item>
          <text:p text:style-name="P22">PREMIUM ACCESS</text:p>
        </text:list-item>
        <text:list-item>
          <text:p text:style-name="P22">Unlocks:</text:p>
          <text:list>
            <text:list-item>
              <text:p text:style-name="P22">Early drops</text:p>
            </text:list-item>
            <text:list-item>
              <text:p text:style-name="P22"><text:soft-page-break/>Special game access</text:p>
            </text:list-item>
            <text:list-item>
              <text:p text:style-name="P22">Gold perks</text:p>
            </text:list-item>
          </text:list>
        </text:list-item>
      </text:list>
      <text:h text:style-name="P20" text:outline-level="5">(Future) Silver / Fan Layers</text:h>
      <text:list text:style-name="L13">
        <text:list-item>
          <text:p text:style-name="P23">Greyed out</text:p>
        </text:list-item>
        <text:list-item>
          <text:p text:style-name="P23">Clearly marked as “coming later”</text:p>
        </text:list-item>
      </text:list>
      <text:h text:style-name="P6" text:outline-level="3">SSOT Rule</text:h>
      <text:p text:style-name="P5">Ownership layers are <text:span text:style-name="Strong_20_Emphasis">visual + logical</text:span>,<text:line-break/>but <text:span text:style-name="Strong_20_Emphasis">no minting logic exists here</text:span>.</text:p>
      <text:p text:style-name="P4"/>
      <text:h text:style-name="P17" text:outline-level="4">6.4 Access &amp; Utility Section</text:h>
      <text:p text:style-name="P3">“What do you get if you own X?”</text:p>
      <text:list text:style-name="L14">
        <text:list-item>
          <text:p text:style-name="P24">Clear bullet blocks</text:p>
        </text:list-item>
        <text:list-item>
          <text:p text:style-name="P24">Icons &gt; text</text:p>
        </text:list-item>
        <text:list-item>
          <text:p text:style-name="P24">Uses entitlements language (not perks directly)</text:p>
        </text:list-item>
      </text:list>
      <text:p text:style-name="P4"/>
      <text:h text:style-name="P2" text:outline-level="2">7. User Profile v2 (Dashboard)</text:h>
      <text:h text:style-name="P6" text:outline-level="3">Profile ≠ Wallet</text:h>
      <text:p text:style-name="P3">Profile becomes a <text:span text:style-name="Strong_20_Emphasis">user asset dashboard</text:span>.</text:p>
      <text:h text:style-name="P6" text:outline-level="3">Sections</text:h>
      <text:list text:style-name="L15">
        <text:list-item>
          <text:p text:style-name="P25">My Models</text:p>
          <text:list>
            <text:list-item>
              <text:p text:style-name="P25">Owned</text:p>
            </text:list-item>
            <text:list-item>
              <text:p text:style-name="P25">Followed</text:p>
            </text:list-item>
          </text:list>
        </text:list-item>
        <text:list-item>
          <text:p text:style-name="P25">My NFTs</text:p>
          <text:list>
            <text:list-item>
              <text:p text:style-name="P25">Diamond</text:p>
            </text:list-item>
            <text:list-item>
              <text:p text:style-name="P25">Gold</text:p>
            </text:list-item>
          </text:list>
        </text:list-item>
        <text:list-item>
          <text:p text:style-name="P25">My Access</text:p>
          <text:list>
            <text:list-item>
              <text:p text:style-name="P25">Active entitlements</text:p>
            </text:list-item>
          </text:list>
        </text:list-item>
        <text:list-item>
          <text:p text:style-name="P25">Activity Summary</text:p>
          <text:list>
            <text:list-item>
              <text:p text:style-name="P25">Gold earned</text:p>
            </text:list-item>
            <text:list-item>
              <text:p text:style-name="P25">Rewards claimed</text:p>
            </text:list-item>
          </text:list>
        </text:list-item>
      </text:list>
      <text:h text:style-name="P6" text:outline-level="3"><text:soft-page-break/>Design Rule</text:h>
      <text:p text:style-name="P5">Profile answers:<text:line-break/><text:span text:style-name="Strong_20_Emphasis">“What do I own and what does it unlock?”</text:span></text:p>
      <text:p text:style-name="P4"/>
      <text:h text:style-name="P2" text:outline-level="2">8. Home Screen v2 (Discovery &amp; Aspiration)</text:h>
      <text:h text:style-name="P6" text:outline-level="3">Purpose</text:h>
      <text:p text:style-name="P3">Home is not a menu — it is a <text:span text:style-name="Strong_20_Emphasis">landing page</text:span>.</text:p>
      <text:h text:style-name="P6" text:outline-level="3">Structure</text:h>
      <text:h text:style-name="P17" text:outline-level="4">Hero Block</text:h>
      <text:list text:style-name="L16">
        <text:list-item>
          <text:p text:style-name="P26">Big headline</text:p>
        </text:list-item>
        <text:list-item>
          <text:p text:style-name="P26">Short value proposition</text:p>
        </text:list-item>
        <text:list-item>
          <text:p text:style-name="P26">Background gradient / image</text:p>
        </text:list-item>
      </text:list>
      <text:h text:style-name="P17" text:outline-level="4">Featured Model</text:h>
      <text:list text:style-name="L17">
        <text:list-item>
          <text:p text:style-name="P27">Large card</text:p>
        </text:list-item>
        <text:list-item>
          <text:p text:style-name="P27">CTA: “View Passport”</text:p>
        </text:list-item>
      </text:list>
      <text:h text:style-name="P17" text:outline-level="4">Trending Models</text:h>
      <text:list text:style-name="L18">
        <text:list-item>
          <text:p text:style-name="P28">Horizontal scroll</text:p>
        </text:list-item>
        <text:list-item>
          <text:p text:style-name="P28">Card-based</text:p>
        </text:list-item>
      </text:list>
      <text:h text:style-name="P17" text:outline-level="4">Gold Drops / Auctions</text:h>
      <text:list text:style-name="L19">
        <text:list-item>
          <text:p text:style-name="P29">Visual cards</text:p>
        </text:list-item>
        <text:list-item>
          <text:p text:style-name="P29">No heavy text</text:p>
        </text:list-item>
        <text:list-item>
          <text:p text:style-name="P29">Status labels</text:p>
        </text:list-item>
      </text:list>
      <text:h text:style-name="P6" text:outline-level="3">Remove</text:h>
      <text:list text:style-name="L20">
        <text:list-item>
          <text:p text:style-name="P30">“Placeholder text feeling”</text:p>
        </text:list-item>
        <text:list-item>
          <text:p text:style-name="P30">Long paragraphs</text:p>
        </text:list-item>
      </text:list>
      <text:p text:style-name="P4"/>
      <text:h text:style-name="P2" text:outline-level="2">9. Visual Identity Rules (v2)</text:h>
      <text:h text:style-name="P6" text:outline-level="3">Color &amp; Material</text:h>
      <text:list text:style-name="L21">
        <text:list-item>
          <text:p text:style-name="P31">Dark luxury base</text:p>
        </text:list-item>
        <text:list-item>
          <text:p text:style-name="P31"><text:soft-page-break/>Gold = <text:span text:style-name="Strong_20_Emphasis">matte metal</text:span>, not yellow</text:p>
        </text:list-item>
        <text:list-item>
          <text:p text:style-name="P31">Soft gradients, no neon</text:p>
        </text:list-item>
      </text:list>
      <text:h text:style-name="P6" text:outline-level="3">Imagery</text:h>
      <text:list text:style-name="L22">
        <text:list-item>
          <text:p text:style-name="P32">PNG with:</text:p>
          <text:list>
            <text:list-item>
              <text:p text:style-name="P32">light grain</text:p>
            </text:list-item>
            <text:list-item>
              <text:p text:style-name="P32">soft glow</text:p>
            </text:list-item>
            <text:list-item>
              <text:p text:style-name="P32">depth</text:p>
            </text:list-item>
          </text:list>
        </text:list-item>
        <text:list-item>
          <text:p text:style-name="P32">NFT cards:</text:p>
          <text:list>
            <text:list-item>
              <text:p text:style-name="P32">product photography vibe</text:p>
            </text:list-item>
            <text:list-item>
              <text:p text:style-name="P32">shadow + bevel</text:p>
            </text:list-item>
          </text:list>
        </text:list-item>
      </text:list>
      <text:h text:style-name="P6" text:outline-level="3">Typography</text:h>
      <text:list text:style-name="L23">
        <text:list-item>
          <text:p text:style-name="P33">Clear hierarchy</text:p>
        </text:list-item>
        <text:list-item>
          <text:p text:style-name="P33">Fewer words, stronger titles</text:p>
        </text:list-item>
      </text:list>
      <text:p text:style-name="P4"/>
      <text:h text:style-name="P2" text:outline-level="2">10. UX Principles (v2)</text:h>
      <text:list text:style-name="L24">
        <text:list-item>
          <text:p text:style-name="P34">Less text → more structure</text:p>
        </text:list-item>
        <text:list-item>
          <text:p text:style-name="P34">Cards &gt; lists</text:p>
        </text:list-item>
        <text:list-item>
          <text:p text:style-name="P34">Scroll = storytelling</text:p>
        </text:list-item>
        <text:list-item>
          <text:p text:style-name="P34">User always understands:</text:p>
          <text:list>
            <text:list-item>
              <text:p text:style-name="P34">What this is</text:p>
            </text:list-item>
            <text:list-item>
              <text:p text:style-name="P34">Why it matters</text:p>
            </text:list-item>
            <text:list-item>
              <text:p text:style-name="P34">How to own part of it</text:p>
            </text:list-item>
          </text:list>
        </text:list-item>
      </text:list>
      <text:p text:style-name="P4"/>
      <text:h text:style-name="P2" text:outline-level="2">11. Relationship to Future Phases</text:h>
      <text:p text:style-name="P3">SSOT v2 prepares ground for:</text:p>
      <text:list text:style-name="L25">
        <text:list-item>
          <text:p text:style-name="P35">Real auth</text:p>
        </text:list-item>
        <text:list-item>
          <text:p text:style-name="P35">Wallet connection</text:p>
        </text:list-item>
        <text:list-item>
          <text:p text:style-name="P35">On-chain mint</text:p>
        </text:list-item>
        <text:list-item>
          <text:p text:style-name="P35">Revenue mechanics</text:p>
        </text:list-item>
      </text:list>
      <text:p text:style-name="P3">But <text:span text:style-name="Strong_20_Emphasis">does not implement them</text:span>.</text:p>
      <text:p text:style-name="P3"><text:soft-page-break/>Everything in v2 must be:</text:p>
      <text:list text:style-name="L26">
        <text:list-item>
          <text:p text:style-name="P36">removable,</text:p>
        </text:list-item>
        <text:list-item>
          <text:p text:style-name="P36">replaceable,</text:p>
        </text:list-item>
        <text:list-item>
          <text:p text:style-name="P36">forward-compatible.</text:p>
        </text:list-item>
      </text:list>
      <text:p text:style-name="P4"/>
      <text:h text:style-name="P2" text:outline-level="2">12. Execution Plan (R-Stages)</text:h>
      <text:h text:style-name="P6" text:outline-level="3">R1 — Demo Identity Stub</text:h>
      <text:h text:style-name="P6" text:outline-level="3">R2 — Model Passport Screen</text:h>
      <text:h text:style-name="P6" text:outline-level="3">R3 — Profile Redesign</text:h>
      <text:h text:style-name="P6" text:outline-level="3">R4 — Home Redesign</text:h>
      <text:h text:style-name="P6" text:outline-level="3">R5 — Visual Asset Integration</text:h>
      <text:p text:style-name="P3">Each R-stage:</text:p>
      <text:list text:style-name="L27">
        <text:list-item>
          <text:p text:style-name="P37">Small</text:p>
        </text:list-item>
        <text:list-item>
          <text:p text:style-name="P37">Reviewable</text:p>
        </text:list-item>
        <text:list-item>
          <text:p text:style-name="P37">Codex-driven</text:p>
        </text:list-item>
        <text:list-item>
          <text:p text:style-name="P37">Non-breaking</text:p>
        </text:list-item>
      </text:list>
      <text:p text:style-name="P4"/>
      <text:h text:style-name="P2" text:outline-level="2">13. Final SSOT Rule</text:h>
      <text:p text:style-name="P5"><text:span text:style-name="Strong_20_Emphasis">If it’s not in SSOT, it does not exist.</text:span><text:line-break/><text:span text:style-name="Strong_20_Emphasis">If SSOT changes, code follows — not the opposite.</text:span></text:p>
      <text:p text:style-name="P4"/>
      <text:h text:style-name="P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5T13:42:09.691760958</meta:creation-date>
    <dc:date>2025-12-25T13:54:40.641382801</dc:date>
    <meta:editing-duration>PT1M39S</meta:editing-duration>
    <meta:editing-cycles>1</meta:editing-cycles>
    <meta:document-statistic meta:table-count="0" meta:image-count="0" meta:object-count="0" meta:page-count="8" meta:paragraph-count="204" meta:word-count="870" meta:character-count="4801" meta:non-whitespace-character-count="4242"/>
    <meta:generator>LibreOffice/25.8.4.2$Linux_X86_64 LibreOffice_project/0366609b1de41a39e1896ae41e33c673f2a73802</meta:generator>
  </office:meta>
</office:document-meta>
</file>